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1"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fr" fo:country="FR" fo:font-style="normal" style:text-underline-style="none" style:font-size-asian="12pt" style:font-style-asian="normal" style:font-size-complex="12pt" style:font-style-complex="normal"/>
    </style:style>
    <style:style style:name="P2" style:family="paragraph" style:parent-style-name="Standard">
      <style:paragraph-properties fo:text-align="justify" style:justify-single-word="false"/>
      <style:text-properties fo:font-size="12pt" fo:language="fr" fo:country="FR" style:font-size-asian="12pt" style:font-size-complex="12pt"/>
    </style:style>
    <style:style style:name="P3" style:family="paragraph" style:parent-style-name="Standard">
      <style:paragraph-properties fo:text-align="center" style:justify-single-word="false"/>
      <style:text-properties fo:font-size="12pt" fo:language="fr" fo:country="FR" style:font-size-asian="12pt" style:font-size-complex="12pt"/>
    </style:style>
    <style:style style:name="P4" style:family="paragraph" style:parent-style-name="Standard">
      <style:paragraph-properties fo:text-align="justify" style:justify-single-word="false"/>
      <style:text-properties fo:font-size="14pt" fo:language="fr" fo:country="FR" fo:font-style="normal" style:text-underline-style="none" style:font-size-asian="14pt" style:font-style-asian="normal" style:font-size-complex="14pt" style:font-style-complex="normal"/>
    </style:style>
    <style:style style:name="P5" style:family="paragraph" style:parent-style-name="Standard">
      <style:paragraph-properties fo:text-align="center" style:justify-single-word="false"/>
      <style:text-properties fo:font-size="10pt" fo:language="fr" fo:country="FR" style:font-size-asian="10pt" style:font-size-complex="10pt"/>
    </style:style>
    <style:style style:name="P6" style:family="paragraph" style:parent-style-name="Text_20_body">
      <style:paragraph-properties fo:text-align="justify" style:justify-single-word="false"/>
      <style:text-properties fo:font-weight="bold" style:font-weight-asian="bold" style:font-weight-complex="bold"/>
    </style:style>
    <style:style style:name="P7" style:family="paragraph" style:parent-style-name="Text_20_body">
      <style:paragraph-properties fo:text-align="justify" style:justify-single-word="fals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paragraph-properties fo:text-align="start" style:justify-single-word="false"/>
      <style:text-properties style:font-name="Times New Roman1" fo:font-weight="normal" style:font-weight-asian="normal" style:font-weight-complex="normal"/>
    </style:style>
    <style:style style:name="P10" style:family="paragraph" style:parent-style-name="Text_20_body">
      <style:text-properties style:font-name="Arial" fo:font-weight="bold" style:font-weight-asian="bold" style:font-weight-complex="bold"/>
    </style:style>
    <style:style style:name="P11" style:family="paragraph" style:parent-style-name="Text_20_body">
      <style:text-properties style:font-name="Arial" fo:font-weight="normal" style:font-weight-asian="normal" style:font-weight-complex="normal"/>
    </style:style>
    <style:style style:name="P12" style:family="paragraph" style:parent-style-name="Text_20_body">
      <style:text-properties fo:color="#cc0000" fo:font-weight="bold" style:font-weight-asian="bold" style:font-weight-complex="bold"/>
    </style:style>
    <style:style style:name="P13" style:family="paragraph" style:parent-style-name="Text_20_body">
      <style:paragraph-properties fo:text-align="start" style:justify-single-word="false"/>
      <style:text-properties fo:color="#cc0000" fo:font-weight="bold" style:font-weight-asian="bold" style:font-weight-complex="bold"/>
    </style:style>
    <style:style style:name="P14" style:family="paragraph" style:parent-style-name="Text_20_body">
      <style:paragraph-properties fo:text-align="justify" style:justify-single-word="false"/>
      <style:text-properties fo:color="#cc0000" fo:language="fr" fo:country="FR" fo:font-weight="bold" style:font-weight-asian="bold" style:font-weight-complex="bold"/>
    </style:style>
    <style:style style:name="P15" style:family="paragraph" style:parent-style-name="Text_20_body">
      <style:text-properties fo:color="#cc0000" fo:font-size="18pt" fo:font-weight="bold" style:font-size-asian="18pt" style:font-weight-asian="bold" style:font-size-complex="18pt" style:font-weight-complex="bold"/>
    </style:style>
    <style:style style:name="P16" style:family="paragraph" style:parent-style-name="Text_20_body">
      <style:text-properties fo:color="#cc0000" fo:font-size="16pt" fo:font-weight="bold" style:font-size-asian="16pt" style:font-weight-asian="bold" style:font-size-complex="16pt" style:font-weight-complex="bold"/>
    </style:style>
    <style:style style:name="P17" style:family="paragraph" style:parent-style-name="Text_20_body">
      <style:text-properties fo:color="#800000" fo:font-weight="bold" style:font-weight-asian="bold" style:font-weight-complex="bold"/>
    </style:style>
    <style:style style:name="P18" style:family="paragraph" style:parent-style-name="Text_20_body">
      <style:paragraph-properties fo:text-align="center" style:justify-single-word="false"/>
      <style:text-properties fo:font-weight="bold" style:font-weight-asian="bold" style:font-weight-complex="bold"/>
    </style:style>
    <style:style style:name="P19" style:family="paragraph" style:parent-style-name="Text_20_body">
      <style:paragraph-properties fo:text-align="justify" style:justify-single-word="false"/>
      <style:text-properties fo:font-weight="bold" style:font-weight-asian="bold" style:font-weight-complex="bold"/>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style:font-name="Arial" fo:font-weight="bold" style:font-weight-asian="bold" style:font-weight-complex="bold"/>
    </style:style>
    <style:style style:name="P22" style:family="paragraph" style:parent-style-name="Heading_20_1">
      <style:paragraph-properties fo:text-align="center" style:justify-single-word="false" fo:break-before="page"/>
      <style:text-properties fo:color="#cc0000"/>
    </style:style>
    <style:style style:name="P23" style:family="paragraph" style:parent-style-name="Title">
      <style:text-properties fo:color="#800000"/>
    </style:style>
    <style:style style:name="P24" style:family="paragraph" style:parent-style-name="Standard">
      <style:paragraph-properties fo:text-align="justify" style:justify-single-word="false"/>
      <style:text-properties fo:language="fr" fo:country="FR"/>
    </style:style>
    <style:style style:name="P25" style:family="paragraph" style:parent-style-name="Standard">
      <style:paragraph-properties fo:text-align="justify" style:justify-single-word="false"/>
      <style:text-properties fo:font-size="12pt" fo:language="fr" fo:country="FR" style:text-underline-style="none" style:font-size-asian="12pt" style:font-size-complex="12pt"/>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33% 58%" fo:font-style="normal" style:text-underline-style="none" style:font-style-asian="normal" style:font-style-complex="normal"/>
    </style:style>
    <style:style style:name="T5" style:family="text">
      <style:text-properties fo:font-size="12pt" fo:font-style="normal" style:text-underline-style="none" style:font-size-asian="12pt" style:font-style-asian="normal" style:font-size-complex="12pt" style:font-style-complex="normal"/>
    </style:style>
    <style:style style:name="T6"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7" style:family="text">
      <style:text-properties fo:font-size="12pt" fo:language="fr" fo:country="FR" fo:font-style="normal" style:text-underline-style="none" style:font-size-asian="12pt" style:font-style-asian="normal" style:font-size-complex="12pt" style:font-style-complex="normal"/>
    </style:style>
    <style:style style:name="T8" style:family="text">
      <style:text-properties fo:font-weight="bold" style:font-weight-asian="bold" style:font-weight-complex="bold"/>
    </style:style>
    <style:style style:name="T9" style:family="text">
      <style:text-properties fo:font-style="italic" style:text-underline-style="none" style:font-style-asian="italic" style:font-style-complex="italic"/>
    </style:style>
    <style:style style:name="T10" style:family="text">
      <style:text-properties fo:language="fr" fo:country="FR"/>
    </style:style>
    <style:style style:name="T11" style:family="text">
      <style:text-properties fo:language="fr" fo:country="FR" fo:font-weight="bold" style:font-weight-asian="bold" style:font-weight-complex="bold"/>
    </style:style>
    <style:style style:name="T12" style:family="text">
      <style:text-properties fo:language="fr" fo:country="FR" fo:font-weight="normal" style:font-weight-asian="normal" style:font-weight-complex="normal"/>
    </style:style>
    <style:style style:name="T13" style:family="text">
      <style:text-properties style:font-name="Times New Roman1"/>
    </style:style>
    <style:style style:name="T14" style:family="text">
      <style:text-properties style:font-name="Times New Roman1" fo:font-weight="normal" style:font-weight-asian="normal" style:font-weight-complex="normal"/>
    </style:style>
    <style:style style:name="T15" style:family="text">
      <style:text-properties style:font-name="Times New Roman"/>
    </style:style>
    <style:style style:name="T16" style:family="text">
      <style:text-properties style:font-name="Times New Roman" fo:font-weight="normal" style:font-weight-asian="normal" style:font-weight-complex="normal"/>
    </style:style>
    <style:style style:name="T17" style:family="text">
      <style:text-properties style:font-name="Arial"/>
    </style:style>
    <style:style style:name="T18" style:family="text">
      <style:text-properties style:font-name="Arial" fo:font-weight="bold" style:font-weight-asian="bold" style:font-weight-complex="bold"/>
    </style:style>
    <style:style style:name="T19" style:family="text">
      <style:text-properties style:font-name="Arial" fo:font-weight="normal" style:font-weight-asian="normal" style:font-weight-complex="normal"/>
    </style:style>
    <style:style style:name="T20" style:family="text">
      <style:text-properties fo:color="#800000"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OGO_RENNES1 <text:s text:c="6"/>#LOGO_ESIR</text:p>
      <text:p text:style-name="Title"/>
      <text:p text:style-name="Title"/>
      <text:p text:style-name="Title">Descripteur de textures par régions de covariances</text:p>
      <text:p text:style-name="P3">Olivier Le Meure</text:p>
      <text:p text:style-name="P5">Kévin Bannier<text:tab/><text:tab/> <text:s text:c="4"/>Nicolas Laboureur<text:tab/><text:tab/>Amaury Louarn</text:p>
      <text:p text:style-name="P5"/>
      <text:h text:style-name="Heading_20_1" text:outline-level="1"/>
      <text:p text:style-name="P15">#Page_de_garde</text:p>
      <text:p text:style-name="P16">#Belles_images_TEST</text:p>
      <text:p text:style-name="P16">#Image_Descriptor</text:p>
      <text:p text:style-name="P16">#Images_qui_déchirent_tout</text:p>
      <text:h text:style-name="P22" text:outline-level="1">#Sommaire</text:h>
      <text:h text:style-name="Heading_20_1"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Sommaire<text:tab/>2</text:p>
          <text:p text:style-name="P8">Introduction<text:tab/>3</text:p>
          <text:p text:style-name="P8">I/ Résumer<text:tab/>3</text:p>
          <text:p text:style-name="P8">II/ Démarche<text:tab/>4</text:p>
          <text:p text:style-name="P26">2.1 Choix des paramètres (Z)<text:tab/>4</text:p>
          <text:p text:style-name="P26">2.2 Matrice de Covariances(Crp)<text:tab/>4</text:p>
          <text:p text:style-name="P26">2.2Bis Traitements préalables<text:tab/>4</text:p>
          <text:p text:style-name="P26">2.3 Espace Euclidien (Cholesky)<text:tab/>4</text:p>
          <text:p text:style-name="P26">2.4 Signature<text:tab/>4</text:p>
          <text:p text:style-name="P26">2.5 Distance<text:tab/>4</text:p>
          <text:p text:style-name="P8">III/ Résultats<text:tab/>5</text:p>
          <text:p text:style-name="P26">3.1 Résultats de distance sur des régions uniform-like<text:tab/>5</text:p>
          <text:p text:style-name="P26">3.2 Résultats de distance sur des régions texturées<text:tab/>5</text:p>
          <text:p text:style-name="P26">3.3 Résultats de distances sur des régions aléatoires<text:tab/>5</text:p>
          <text:p text:style-name="P26">3.4 Résultats du Patchmatch<text:tab/>5</text:p>
          <text:p text:style-name="P8">IV/ Tests de robustesse<text:tab/>6</text:p>
          <text:p text:style-name="P26">4.1 Tests sur régions uniform-like<text:tab/>6</text:p>
          <text:p text:style-name="P26">4.2 Tests de qualité sur un Patchmatch<text:tab/>6</text:p>
          <text:p text:style-name="P8">V/ Adaptation Objet<text:tab/>7</text:p>
        </text:index-body>
      </text:table-of-content>
      <text:h text:style-name="Heading_20_1" text:outline-level="1"/>
      <text:h text:style-name="P20" text:outline-level="1">Introduction</text:h>
      <text:p text:style-name="P1"/>
      <text:p text:style-name="P2"><text:span text:style-name="T2"><text:tab/>Dans le cadre de notre formation d'ingénieur à l'ESIR (École Supérieur d'ingénieurs de Rennes), nous avons pour projet de 4</text:span><text:span text:style-name="T4">ème </text:span><text:span text:style-name="T2">année, en Imagerie Numérique, la création d'un descripteur de textures robuste pour images 2D. </text:span><text:span text:style-name="T2">Nous avons donc eu 11 séances de 4 heures pour nous atteler à cette tache, sous l'encadrement de Olivier Le Meure, professeur à l'ESIR. Nous avions à notre disposition une série de document</text:span><text:span text:style-name="T2">s</text:span><text:span text:style-name="T2"> traitant la sujet de façon</text:span><text:span text:style-name="T2">s</text:span><text:span text:style-name="T2"> différentes : </text:span><text:span text:style-name="T9">Structure-Preserving Image Smoothing via Region Covariance</text:span><text:span text:style-name="T2"> (Hacettepe University), </text:span><text:span text:style-name="T9">Transfert de couleurs et colorisation guidés par la texture</text:span><text:span text:style-name="T2"> (archives-ouvertes.fr)</text:span></text:p>
      <text:p text:style-name="P4"/>
      <text:h text:style-name="Heading_20_1" text:outline-level="1">I/ Résumer</text:h>
      <text:p text:style-name="Text_20_body"/>
      <text:p text:style-name="P7"><text:tab/><text:span text:style-name="T7">Tout d'abord, les paramètres retenus nécessaires au descripteur sont dans un premier temps les caractéristiques Lab de l'image (clarté, rouge/vert, jaune/bleu) et dans un second temps les déformations spatiales (dérivées premières et secondes suivant les axes x et y).</text:span></text:p>
      <text:p text:style-name="P24"><text:span text:style-name="T5"><text:tab/><text:tab/></text:span></text:p>
      <text:p text:style-name="P7"><text:span text:style-name="T10"><text:tab/>Pour chaque pixel d'une image, nous créons donc un vecteur (</text:span><text:span text:style-name="T11">Z) </text:span><text:span text:style-name="T12">contenant ces 8 paramètres (L,a,b,dx,dy ,ddx,ddy,ddxy). </text:span>Ensuite, nous avons créé la matrice de covariance (<text:span text:style-name="T8">Crp</text:span>) associée à chacun des pixel selon un voisinage carré de taille variable (<text:span text:style-name="T8">r</text:span>). Cette matrice de covariance est <text:s/>traitée selon une fonction de poids gaussienne (<text:span text:style-name="T8">Wr</text:span>) afin d'assurer une continuité du descripteur de pixel en pixel.</text:p>
      <text:p text:style-name="P6"><text:span text:style-name="T14"/></text:p>
      <text:p text:style-name="P6"><text:span text:style-name="T14"><text:tab/>Ceci fait, nous avons ramené la matrice de covariances modifiée à un repère euclidien grâce à la décomposition de Cholesky, ainsi, </text:span><text:span text:style-name="T14">nous transformons la matrice triangulaire obtenue en un vecteur colonne qui sera donc la signature du pixel. Cette signature étant calculée, nous pouvons alors évaluer la distance </text:span><text:span text:style-name="T14">euclidienne</text:span><text:span text:style-name="T14"> entre deux pixels pour un</text:span><text:span text:style-name="T14">e taille de patch donnée.</text:span></text:p>
      <text:p text:style-name="P9"/>
      <text:h text:style-name="Heading_20_1" text:outline-level="1"/>
      <text:h text:style-name="P20" text:outline-level="1">II/ Démarche</text:h>
      <text:h text:style-name="Heading_20_2" text:outline-level="2">2.1 Choix des paramètres (Z)</text:h>
      <text:p text:style-name="P12">#raconte_ta_vie</text:p>
      <text:p text:style-name="P25"><text:span text:style-name="T3"><text:tab/><text:tab/>L</text:span><text:span text:style-name="T1"> : la clarté de l'image (0 = noir, 100=blanc) ;</text:span></text:p>
      <text:p text:style-name="P24"><text:span text:style-name="T5"><text:tab/><text:tab/></text:span><text:span text:style-name="T6">a</text:span><text:span text:style-name="T5"> : </text:span>représente une gamme de 600 niveaux sur un axe rouge (+299 valeur positive) → vert (-300 valeur négative) en passant par le gris (0) ;</text:p>
      <text:p text:style-name="P24"><text:span text:style-name="T5"><text:tab/><text:tab/></text:span><text:span text:style-name="T6">b</text:span><text:span text:style-name="T5"> : </text:span>représente une gamme de 600 niveaux sur un axe jaune (+299 valeur positive) → bleu (-300 valeur négative) en passant par le gris (0) ;</text:p>
      <text:p text:style-name="P24"><text:tab/><text:tab/><text:span text:style-name="T8">dx</text:span> : la dérivée première de L suivant l'axe x ; </text:p>
      <text:p text:style-name="P24"><text:tab/><text:tab/><text:span text:style-name="T8">dy</text:span> : la dérivée première de L suivant l'axe y ;</text:p>
      <text:p text:style-name="P24"><text:tab/><text:tab/><text:span text:style-name="T8">ddx</text:span> : la dérivée seconde de L suivant l'axe x ;</text:p>
      <text:p text:style-name="P24"><text:tab/><text:tab/><text:span text:style-name="T8">ddy</text:span> : la dérivée seconde de L suivant l'axe y ;</text:p>
      <text:p text:style-name="P24"><text:tab/><text:tab/><text:span text:style-name="T8">ddxy</text:span> : la dérivée seconde de L suivant les deux axes.</text:p>
      <text:p text:style-name="P14">#raconte_ta_vie</text:p>
      <text:h text:style-name="Heading_20_2" text:outline-level="2">2.2 Matrice de Covariances(Crp)</text:h>
      <text:p text:style-name="P12">#raconte_ta_vie</text:p>
      <text:h text:style-name="Heading_20_2" text:outline-level="2">2.2Bis Traitements préalables</text:h>
      <text:p text:style-name="P12">#raconte_ta_vie</text:p>
      <text:p text:style-name="P18">Wr(p,q)=exp(-||p-q||²/2<text:span text:style-name="T13">σ²</text:span><text:span text:style-name="T15">) </text:span><text:span text:style-name="T16">avec </text:span><text:span text:style-name="T13">σ=r/3 </text:span><text:span text:style-name="T14">pour un patch en 2r+1</text:span></text:p>
      <text:p text:style-name="P13"><text:span text:style-name="T13">#raconte_ta_vie</text:span></text:p>
      <text:h text:style-name="Heading_20_2" text:outline-level="2">2.3 Espace Euclidien (Cholesky)</text:h>
      <text:p text:style-name="P12">#raconte_ta_vie</text:p>
      <text:h text:style-name="Heading_20_2" text:outline-level="2">2.4 Signature</text:h>
      <text:p text:style-name="P12">#raconte_ta_vie</text:p>
      <text:h text:style-name="Heading_20_2" text:outline-level="2">2.5 Distance</text:h>
      <text:p text:style-name="P12">#raconte_ta_vie</text:p>
      <text:h text:style-name="P20" text:outline-level="1">III/ Résultats</text:h>
      <text:h text:style-name="Heading_20_2" text:outline-level="2"><text:span text:style-name="T8">3.1 Résultats de distance sur des régions uniform-like</text:span></text:h>
      <text:p text:style-name="Text_20_body"><text:span text:style-name="T8"/></text:p>
      <text:h text:style-name="Heading_20_2" text:outline-level="2"><text:span text:style-name="T8">3.2 Résultats de distance sur des régions texturées</text:span></text:h>
      <text:p text:style-name="Text_20_body"><text:span text:style-name="T8"/></text:p>
      <text:h text:style-name="Heading_20_2" text:outline-level="2"><text:span text:style-name="T8">3.3 Résultats de distances sur des régions aléatoires</text:span></text:h>
      <text:p text:style-name="Text_20_body"><text:span text:style-name="T8"/></text:p>
      <text:h text:style-name="Heading_20_2" text:outline-level="2"><text:span text:style-name="T8">3.4 Résultats du Patchmatch</text:span></text:h>
      <text:h text:style-name="P21" text:outline-level="1">IV/ Tests de robustesse</text:h>
      <text:h text:style-name="Heading_20_2" text:outline-level="2"><text:span text:style-name="T18">4.1 Tests sur régions uniform-like</text:span></text:h>
      <text:p text:style-name="Text_20_body"><text:span text:style-name="T18"><text:tab/></text:span><text:span text:style-name="T19">Nos premiers tests visaient à déterminer s'il n'y avait vraiment aucun problème quant aux images à régions quasi-uniformes, car en effet, ce type de zone n'est pas géré par notre méthode. Sans surprise, les tests ont été un franc succès sur des images réelles.</text:span></text:p>
      <text:p text:style-name="P17"><text:span text:style-name="T17">#images_de_test_avec_régions_uniform-like</text:span></text:p>
      <text:p text:style-name="P10"/>
      <text:h text:style-name="Heading_20_2" text:outline-level="2">4.2 Tests de qualité sur un Patchmatch</text:h>
      <text:p text:style-name="Text_20_body"><text:span text:style-name="T18"><text:tab/></text:span><text:span text:style-name="T19">Nos tests suivants concernaient la véracité des résultats : les régions similaires doivent être à faible distance et les régions différentes doivent être à forte distance.</text:span></text:p>
      <text:p text:style-name="P11">Les premiers tests sur ce plan étaient manuels : en cliquant sur deux pixels, on évalué si la distance calculée était visuellement correcte. Ces résultats nous ont satisfait à 90 %, c'est pourquoi nous nous sommes lancés dans des tests plus poussés : nous avons donc récupéré un algorithme de Patchmatch et l'avons adapté pour qu'il évalue une distance non plus selon un EQM, mais selon celle que nous avons créé avec notre descripteur. <text:span text:style-name="T20">#(PSNR_PatchMatch_avec_EQM) vs (PSNR_PatchMatch_avec_notre_distance)</text:span></text:p>
      <text:h text:style-name="Heading_20_1" text:outline-level="1"/>
      <text:h text:style-name="P20" text:outline-level="1">V/ Adaptation Objet</text:h>
      <text:p text:style-name="Text_20_body"><text:tab/><text:span text:style-name="T20">#Amau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1"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harp"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WenQuanYi Zen Hei Sharp" style:font-size-asian="14pt" style:font-name-complex="DejaVu Sans Condensed"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stic Istic</meta:initial-creator>
    <meta:creation-date>2016-03-08T17:16:55</meta:creation-date>
    <dc:date>2016-03-22T15:28:34</dc:date>
    <meta:editing-duration>PT2H26M13S</meta:editing-duration>
    <meta:editing-cycles>11</meta:editing-cycles>
    <meta:generator>OpenOffice/4.1.1$Unix OpenOffice.org_project/411m6$Build-9775</meta:generator>
    <dc:creator>Istic Istic</dc:creator>
    <meta:document-statistic meta:table-count="0" meta:image-count="0" meta:object-count="0" meta:page-count="7" meta:paragraph-count="74" meta:word-count="734" meta:character-count="4694"/>
  </office:meta>
</office:document-meta>
</file>